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rsid="001b415c" officeooo:paragraph-rsid="001b415c"/>
    </style:style>
    <style:style style:name="P2" style:family="paragraph" style:parent-style-name="Standard">
      <style:text-properties officeooo:rsid="001e4e37" officeooo:paragraph-rsid="001e4e37"/>
    </style:style>
    <style:style style:name="P3" style:family="paragraph" style:parent-style-name="Standard">
      <style:text-properties fo:font-size="14pt" fo:font-weight="bold" officeooo:rsid="00198e35" officeooo:paragraph-rsid="00198e35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d3a11" officeooo:paragraph-rsid="0020ba05"/>
    </style:style>
    <style:style style:name="P5" style:family="paragraph" style:parent-style-name="Standard">
      <style:text-properties officeooo:rsid="001d42ac" officeooo:paragraph-rsid="0020ba05"/>
    </style:style>
    <style:style style:name="P6" style:family="paragraph" style:parent-style-name="Standard">
      <style:text-properties fo:font-variant="normal" fo:text-transform="none" fo:color="#4f4f4f" style:font-name="apple-system" fo:font-size="12pt" fo:letter-spacing="normal" fo:font-style="normal" fo:font-weight="normal" officeooo:rsid="0025a535" officeooo:paragraph-rsid="0020ba05" style:font-name-asian="文泉驿点阵正黑" style:font-size-asian="10.5pt" style:font-style-asian="normal" style:font-weight-asian="bold" style:font-name-complex="Liberation Mono" style:font-size-complex="10.5pt" style:font-weight-complex="bold"/>
    </style:style>
    <style:style style:name="P7" style:family="paragraph" style:parent-style-name="Standard">
      <style:text-properties officeooo:rsid="0022b851" officeooo:paragraph-rsid="0020ba05"/>
    </style:style>
    <style:style style:name="P8" style:family="paragraph" style:parent-style-name="Standard">
      <style:text-properties officeooo:rsid="002446fb" officeooo:paragraph-rsid="0020ba05"/>
    </style:style>
    <style:style style:name="P9" style:family="paragraph" style:parent-style-name="Standard">
      <style:text-properties officeooo:rsid="0024c034" officeooo:paragraph-rsid="0020ba05"/>
    </style:style>
    <style:style style:name="P10" style:family="paragraph" style:parent-style-name="Standard">
      <style:text-properties officeooo:rsid="0025a535" officeooo:paragraph-rsid="0020ba05"/>
    </style:style>
    <style:style style:name="P11" style:family="paragraph" style:parent-style-name="Standard">
      <style:text-properties officeooo:paragraph-rsid="0020ba05"/>
    </style:style>
    <style:style style:name="P12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0.5pt" fo:letter-spacing="normal" fo:font-style="normal" fo:font-weight="normal" officeooo:rsid="0049b16a" officeooo:paragraph-rsid="0020ba05" fo:padding="0cm" fo:border="none"/>
    </style:style>
    <style:style style:name="P13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0.5pt" fo:letter-spacing="normal" fo:font-style="normal" fo:font-weight="normal" officeooo:rsid="001d3a11" officeooo:paragraph-rsid="0020ba05" fo:padding="0cm" fo:border="none"/>
    </style:style>
    <style:style style:name="P14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0.5pt" fo:letter-spacing="normal" fo:font-style="normal" fo:font-weight="normal" officeooo:rsid="00466b48" officeooo:paragraph-rsid="0020ba05" fo:padding="0cm" fo:border="none"/>
    </style:style>
    <style:style style:name="P15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style:font-name="PingFang SC" fo:font-size="10.5pt" fo:letter-spacing="normal" fo:font-style="normal" fo:font-weight="normal" officeooo:rsid="0047f6b8" officeooo:paragraph-rsid="0020ba05" fo:padding="0cm" fo:border="none"/>
    </style:style>
    <style:style style:name="P16" style:family="paragraph" style:parent-style-name="Text_20_body">
      <style:text-properties fo:font-variant="normal" fo:text-transform="none" fo:color="#4f4f4f" style:font-name="apple-system" fo:font-size="12pt" fo:letter-spacing="normal" fo:font-style="normal" fo:font-weight="normal" officeooo:paragraph-rsid="0020ba05" fo:padding="0cm" fo:border="none"/>
    </style:style>
    <style:style style:name="P17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paragraph-rsid="0020ba05" fo:padding="0cm" fo:border="none"/>
    </style:style>
    <style:style style:name="P18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1d3a11" officeooo:paragraph-rsid="0020ba05" fo:padding="0cm" fo:border="none"/>
    </style:style>
    <style:style style:name="P19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43727b" officeooo:paragraph-rsid="0020ba05" fo:padding="0cm" fo:border="none"/>
    </style:style>
    <style:style style:name="P20" style:family="paragraph" style:parent-style-name="Text_20_body">
      <style:text-properties fo:font-variant="normal" fo:text-transform="none" fo:color="#4f4f4f" style:font-name="PingFang SC" fo:font-size="10.5pt" fo:letter-spacing="normal" fo:font-style="normal" fo:font-weight="normal" officeooo:rsid="00444ff1" officeooo:paragraph-rsid="0020ba05" fo:padding="0cm" fo:border="none"/>
    </style:style>
    <style:style style:name="P21" style:family="paragraph" style:parent-style-name="Preformatted_20_Text">
      <style:text-properties fo:font-variant="normal" fo:text-transform="none" fo:color="#000000" fo:letter-spacing="normal" officeooo:rsid="001d3a11" officeooo:paragraph-rsid="0020ba05"/>
    </style:style>
    <style:style style:name="P22" style:family="paragraph" style:parent-style-name="Preformatted_20_Text">
      <style:text-properties fo:font-variant="normal" fo:text-transform="none" fo:color="#000000" fo:letter-spacing="normal" officeooo:rsid="0029b1b3" officeooo:paragraph-rsid="0020ba05"/>
    </style:style>
    <style:style style:name="P23" style:family="paragraph" style:parent-style-name="Preformatted_20_Text">
      <style:text-properties fo:font-variant="normal" fo:text-transform="none" fo:color="#000000" fo:letter-spacing="normal" officeooo:rsid="002ca9db" officeooo:paragraph-rsid="0020ba05"/>
    </style:style>
    <style:style style:name="P24" style:family="paragraph" style:parent-style-name="Preformatted_20_Text">
      <style:text-properties fo:font-variant="normal" fo:text-transform="none" fo:color="#000000" fo:letter-spacing="normal" officeooo:paragraph-rsid="0020ba05"/>
    </style:style>
    <style:style style:name="P25" style:family="paragraph" style:parent-style-name="Preformatted_20_Text">
      <style:text-properties fo:font-variant="normal" fo:text-transform="none" fo:color="#000000" fo:font-size="10.5pt" fo:letter-spacing="normal" officeooo:paragraph-rsid="0020ba05"/>
    </style:style>
    <style:style style:name="P26" style:family="paragraph" style:parent-style-name="Preformatted_20_Text">
      <style:text-properties fo:font-variant="normal" fo:text-transform="none" fo:color="#000000" style:font-name="Courier New" fo:font-size="10.5pt" fo:letter-spacing="normal" fo:font-style="normal" fo:font-weight="normal" officeooo:rsid="0025a535" officeooo:paragraph-rsid="0020ba05" style:font-name-asian="文泉驿点阵正黑" style:font-size-asian="10.5pt" style:font-size-complex="10.5pt"/>
    </style:style>
    <style:style style:name="P27" style:family="paragraph" style:parent-style-name="Preformatted_20_Text">
      <style:text-properties fo:font-variant="normal" fo:text-transform="none" fo:color="#000000" style:font-name="Courier New" fo:font-size="10.5pt" fo:letter-spacing="normal" fo:font-style="normal" fo:font-weight="normal" officeooo:rsid="0025a535" officeooo:paragraph-rsid="0020ba05" style:font-name-asian="文泉驿点阵正黑" style:font-size-asian="10.5pt" style:font-name-complex="Liberation Mono" style:font-size-complex="10.5pt"/>
    </style:style>
    <style:style style:name="P28" style:family="paragraph" style:parent-style-name="Preformatted_20_Text">
      <style:text-properties fo:font-variant="normal" fo:text-transform="none" fo:color="#800000" style:font-name="Courier New" fo:font-size="9pt" fo:letter-spacing="normal" fo:font-style="normal" fo:font-weight="normal" officeooo:paragraph-rsid="0020ba05"/>
    </style:style>
    <style:style style:name="P29" style:family="paragraph" style:parent-style-name="Preformatted_20_Text">
      <style:text-properties fo:font-variant="normal" fo:text-transform="none" fo:color="#4f4f4f" style:font-name="apple-system" fo:font-size="12pt" fo:letter-spacing="normal" fo:font-style="normal" fo:font-weight="normal" officeooo:rsid="0025a535" officeooo:paragraph-rsid="0020ba05" style:font-name-asian="文泉驿点阵正黑" style:font-size-asian="10.5pt" style:font-name-complex="Liberation Mono" style:font-size-complex="10.5pt"/>
    </style:style>
    <style:style style:name="P30" style:family="paragraph" style:parent-style-name="Heading_20_3">
      <style:text-properties fo:font-variant="normal" fo:text-transform="none" fo:color="#4f4f4f" style:font-name="apple-system" fo:font-size="12pt" fo:letter-spacing="normal" fo:font-style="normal" fo:font-weight="normal" officeooo:rsid="0025a535" officeooo:paragraph-rsid="0020ba05" style:font-name-asian="文泉驿点阵正黑" style:font-size-asian="10.5pt" style:font-style-asian="normal" style:font-weight-asian="bold" style:font-name-complex="Liberation Mono" style:font-size-complex="10.5pt"/>
    </style:style>
    <style:style style:name="T1" style:family="text">
      <style:text-properties officeooo:rsid="0017f287"/>
    </style:style>
    <style:style style:name="T2" style:family="text">
      <style:text-properties style:font-name-asian="PingFang SC" style:font-size-asian="12pt" style:font-style-asian="normal" style:font-weight-asian="normal"/>
    </style:style>
    <style:style style:name="T3" style:family="text">
      <style:text-properties officeooo:rsid="0046546f" style:font-name-asian="PingFang SC" style:font-size-asian="12pt" style:font-style-asian="normal" style:font-weight-asian="normal"/>
    </style:style>
    <style:style style:name="T4" style:family="text">
      <style:text-properties officeooo:rsid="0025a535" style:font-name-asian="PingFang SC" style:font-size-asian="10.5pt" style:font-style-asian="normal" style:font-weight-asian="normal" style:font-name-complex="Liberation Mono" style:font-size-complex="10.5pt" style:font-weight-complex="bold"/>
    </style:style>
    <style:style style:name="T5" style:family="text">
      <style:text-properties officeooo:rsid="001ed34b"/>
    </style:style>
    <style:style style:name="T6" style:family="text">
      <style:text-properties officeooo:rsid="0025a535"/>
    </style:style>
    <style:style style:name="T7" style:family="text">
      <style:text-properties officeooo:rsid="0024c034"/>
    </style:style>
    <style:style style:name="T8" style:family="text">
      <style:text-properties style:font-name="Courier New" fo:font-size="9pt" fo:font-style="normal" fo:font-weight="normal"/>
    </style:style>
    <style:style style:name="T9" style:family="text">
      <style:text-properties style:font-name="Courier New" fo:font-style="normal" fo:font-weight="normal" officeooo:rsid="0027a3a8" style:font-name-asian="文泉驿点阵正黑" style:font-size-asian="10.5pt" style:font-size-complex="10.5pt"/>
    </style:style>
    <style:style style:name="T10" style:family="text">
      <style:text-properties style:font-name="Courier New" fo:font-style="normal" fo:font-weight="normal" officeooo:rsid="0024c034" style:font-name-asian="文泉驿点阵正黑" style:font-size-asian="10.5pt" style:font-size-complex="10.5pt"/>
    </style:style>
    <style:style style:name="T11" style:family="text">
      <style:text-properties style:font-name="Courier New" fo:font-style="normal" fo:font-weight="normal" officeooo:rsid="0025a535" style:font-name-asian="文泉驿点阵正黑" style:font-size-asian="10.5pt" style:font-size-complex="10.5pt"/>
    </style:style>
    <style:style style:name="T12" style:family="text">
      <style:text-properties style:font-name="Courier New" fo:font-style="normal" fo:font-weight="normal" officeooo:rsid="0028bb35" style:font-name-asian="文泉驿点阵正黑" style:font-size-asian="10.5pt" style:font-size-complex="10.5pt"/>
    </style:style>
    <style:style style:name="T13" style:family="text">
      <style:text-properties style:font-name="Courier New" fo:font-size="10.5pt" fo:font-style="normal" fo:font-weight="normal" officeooo:rsid="0027a3a8" style:font-name-asian="文泉驿点阵正黑" style:font-size-asian="10.5pt" style:font-size-complex="10.5pt"/>
    </style:style>
    <style:style style:name="T14" style:family="text">
      <style:text-properties style:font-name="Courier New" fo:font-size="10.5pt" fo:font-style="normal" fo:font-weight="normal" officeooo:rsid="0025a535" style:font-name-asian="文泉驿点阵正黑" style:font-size-asian="10.5pt" style:font-size-complex="10.5pt"/>
    </style:style>
    <style:style style:name="T15" style:family="text">
      <style:text-properties fo:color="#800000" style:font-name="Courier New" fo:font-size="9pt" fo:font-style="normal" fo:font-weight="normal"/>
    </style:style>
    <style:style style:name="T16" style:family="text">
      <style:text-properties fo:color="#800000" style:font-name="Courier New" fo:font-size="9pt" fo:font-style="normal" fo:font-weight="normal" officeooo:rsid="00272827" style:font-name-asian="Courier New" style:font-size-asian="9pt" style:font-style-asian="normal" style:font-weight-asian="normal"/>
    </style:style>
    <style:style style:name="T17" style:family="text">
      <style:text-properties fo:color="#800000" style:font-name="Courier New" fo:font-size="9pt" fo:font-style="normal" fo:font-weight="normal" officeooo:rsid="00272827"/>
    </style:style>
    <style:style style:name="T18" style:family="text">
      <style:text-properties fo:color="#24292e" style:font-name="文泉驿点阵正黑" fo:font-style="normal" fo:font-weight="normal" officeooo:rsid="0028bb35" style:font-size-asian="10.5pt" style:font-size-complex="10.5pt"/>
    </style:style>
    <style:style style:name="T19" style:family="text">
      <style:text-properties fo:color="#24292e" style:font-name="文泉驿点阵正黑" fo:font-size="10.5pt" fo:font-style="normal" fo:font-weight="normal" officeooo:rsid="0028bb35" style:font-size-asian="10.5pt" style:font-size-complex="10.5pt"/>
    </style:style>
    <style:style style:name="T20" style:family="text">
      <style:text-properties style:font-weight-complex="bold"/>
    </style:style>
    <style:style style:name="T21" style:family="text">
      <style:text-properties officeooo:rsid="002feead"/>
    </style:style>
    <style:style style:name="T22" style:family="text">
      <style:text-properties style:font-name="PingFang SC" fo:font-size="10.5pt"/>
    </style:style>
    <style:style style:name="T23" style:family="text">
      <style:text-properties style:font-name="PingFang SC" fo:font-size="10.5pt" officeooo:rsid="0032c47e"/>
    </style:style>
    <style:style style:name="T24" style:family="text">
      <style:text-properties officeooo:rsid="004372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屏幕截图： s<text:span text:style-name="T1">hift+print(打印键)</text:span></text:p>
      <text:p text:style-name="Standard"/>
      <text:p text:style-name="P3">Pycharm 配置桌面快捷方式：</text:p>
      <text:p text:style-name="P1">执行：sudo gedit /usr/share/applications/Pycharm.desktop，创建.desktop配置文件</text:p>
      <text:p text:style-name="P1">在该配置文件中输入以下内容：</text:p>
      <text:p text:style-name="P2">[Desktop Entry]</text:p>
      <text:p text:style-name="P2">Type = Application</text:p>
      <text:p text:style-name="P2">Name = Pycharm</text:p>
      <text:p text:style-name="P2">GenericName = Pycharm3</text:p>
      <text:p text:style-name="P2">Comment = Pycharm3:The Python IDE</text:p>
      <text:p text:style-name="P2">Exec = sh /usr/local/pycharm/pycharm-2017.3.4/bin/pycharm.sh</text:p>
      <text:p text:style-name="P2">Icon = /usr/local/pycharm/pycharm-2017.3.4/bin/pycharm.png</text:p>
      <text:p text:style-name="P2">Terminal = pycharm</text:p>
      <text:p text:style-name="P2">StartupNotify = true</text:p>
      <text:p text:style-name="P2">Categories = Development;Pycharm</text:p>
      <text:p text:style-name="P2">保存后退出即可。</text:p>
      <text:p text:style-name="P1"/>
      <text:p text:style-name="P1"/>
      <text:p text:style-name="P11">Anaconda中Python版本切换命令：</text:p>
      <text:p text:style-name="P4">创建3.5版本：conda create -n py35 python=3.5 anaconda</text:p>
      <text:p text:style-name="P4">激活3.5版本：source activate py35</text:p>
      <text:p text:style-name="P4"><text:bookmark-start text:name="__DdeLink__4_587269901"/>注销3.5版本<text:bookmark-end text:name="__DdeLink__4_587269901"/>：source deactivate</text:p>
      <text:p text:style-name="P4"/>
      <text:p text:style-name="P4">指定版本创建虚拟环境：</text:p>
      <text:p text:style-name="P5">创建3.5版本：virtualenv -p /usr/local/anaconda3/envs/py35/bin/python3.5 venv</text:p>
      <text:p text:style-name="P4">激活3.5版本：source <text:s/><text:span text:style-name="T5">venv/bin/activate</text:span></text:p>
      <text:p text:style-name="P4">注<text:span text:style-name="T6">销3.5版</text:span>本:<text:span text:style-name="T5">deactivate</text:span></text:p>
      <text:p text:style-name="P6"/>
      <text:p text:style-name="P4"/>
      <text:p text:style-name="P7">github远程配置:</text:p>
      <text:p text:style-name="P8">1、本地<text:span text:style-name="T7">/home/260137/PycharmProjects/flasky创建flasky仓库；</text:span></text:p>
      <text:p text:style-name="P9">2、g<text:span text:style-name="T6">ithub远程创建空仓库flask,不带README文件；</text:span></text:p>
      <text:p text:style-name="P10">3、终端执行</text:p>
      <text:p text:style-name="P21"><text:span text:style-name="T8">ssh-keygen -t rsa -C </text:span><text:span text:style-name="T15">"</text:span><text:a xlink:type="simple" xlink:href="mailto:sishuiyibai@163.com" text:style-name="Internet_20_link" text:visited-style-name="Visited_20_Internet_20_Link"><text:span text:style-name="T16">sishuiyibai@163.com</text:span></text:a><text:span text:style-name="T15">"</text:span></text:p>
      <text:p text:style-name="P24"><text:span text:style-name="T17">创建ssh密钥文件：</text:span><text:span text:style-name="T15">id_rsa. 和id_rsa.pub.</text:span></text:p>
      <text:p text:style-name="P28"/>
      <text:p text:style-name="P25"><text:span text:style-name="T9">4、</text:span><text:span text:style-name="T10">g</text:span><text:span text:style-name="T11">ithub远程</text:span><text:span text:style-name="T12">setting/</text:span><text:span text:style-name="T18">SSH keys&amp;GPG keys中配置id_rsa.pub密钥文件</text:span></text:p>
      <text:p text:style-name="P22"><text:span text:style-name="T19">5</text:span><text:span text:style-name="T13">、</text:span><text:span text:style-name="T14">终端执行</text:span></text:p>
      <text:p text:style-name="P23"><text:span text:style-name="T14">git remote add origin </text:span><text:a xlink:type="simple" xlink:href="mailto:git@github.com" text:style-name="Internet_20_link" text:visited-style-name="Visited_20_Internet_20_Link"><text:span text:style-name="T14">git@github.com</text:span></text:a><text:span text:style-name="T14">:sishuiyibai/flasky.git</text:span></text:p>
      <text:p text:style-name="P26"/>
      <text:p text:style-name="P27">git push -u origin master</text:p>
      <text:p text:style-name="P27">将本地仓库推送至github远程flasky仓库中</text:p>
      <text:p text:style-name="P27"/>
      <text:p text:style-name="P29">Anaconda虚拟环境管理：</text:p>
      <text:h text:style-name="P30" text:outline-level="3"><text:bookmark text:name="列出所有的环境"/><text:span text:style-name="T20">列出所有的环境</text:span>：con<text:span text:style-name="T21">da </text:span>info<text:span text:style-name="T21"> --envs</text:span></text:h>
      <text:p text:style-name="P16"><text:span text:style-name="T4">删除环境（不要乱删啊啊啊）:</text:span><text:span text:style-name="T22">conda remove -n py3</text:span><text:span text:style-name="T23">5</text:span><text:span text:style-name="T22"> –all</text:span></text:p>
      <text:p text:style-name="P17"/>
      <text:p text:style-name="P18">pycharm安装：</text:p>
      <text:p text:style-name="P18">tar -xvzf pycharm-professional-2017.1.2.tar.gz -C /usr/local/pycharm/</text:p>
      <text:p text:style-name="P18"><text:soft-page-break/>pycharm service license:<text:bookmark-start text:name="__DdeLink__145_1758790631"/>https://idea.ouyanglol.com/<text:bookmark-end text:name="__DdeLink__145_1758790631"/></text:p>
      <text:p text:style-name="P18">版本控制：</text:p>
      <text:p text:style-name="P18">创建新项目文件夹<text:span text:style-name="T24">myflaskapp,添加项目文件</text:span></text:p>
      <text:p text:style-name="P19">执行以下等命令：</text:p>
      <text:p text:style-name="P19">git init；</text:p>
      <text:p text:style-name="P20">git config –global user.name “sishuiyibai”</text:p>
      <text:p text:style-name="P20">git config –global user.email “<text:a xlink:type="simple" xlink:href="mailto:sishuiyibai@163.com" text:style-name="Internet_20_link" text:visited-style-name="Visited_20_Internet_20_Link">sishuiyibai@163.com</text:a>”</text:p>
      <text:p text:style-name="P20"/>
      <text:p text:style-name="P18">Alt+9打开版本控制窗口，切换到local change栏，蓝色：与远程仓库同步后本地修改的文件，绿色：新增但还没有commit的文件，</text:p>
      <text:p text:style-name="P18">Unversioned Files ：添加入该项目文件夹中的文件，但还没有被git跟踪；</text:p>
      <text:p text:style-name="P18"><text:span text:style-name="T2">当被跟踪的文件里面有不想跟踪的文件时，使用命令</text:span>git rm<text:span text:style-name="T2">删除文件。如：</text:span></text:p>
      <text:p text:style-name="P13">git rm --cached readme1.txt <text:span text:style-name="T2">删除</text:span>readme1.txt<text:span text:style-name="T2">的跟踪，并保留在本地。</text:span></text:p>
      <text:p text:style-name="P13">git rm --f readme1.txt <text:span text:style-name="T2">删除</text:span>readme1.txt<text:span text:style-name="T2">的跟踪，并且删除本地文件。</text:span></text:p>
      <text:p text:style-name="P13"><text:span text:style-name="T2">然后</text:span>git commit<text:span text:style-name="T2">即可。但是</text:span>git status<text:span text:style-name="T2">查看状态时还是会列出来。</text:span></text:p>
      <text:p text:style-name="P13"><text:span text:style-name="T2">创建</text:span><text:span text:style-name="T3">并切换至新</text:span><text:span text:style-name="T2">分支</text:span><text:span text:style-name="T3">branch1</text:span><text:span text:style-name="T2">：</text:span><text:span text:style-name="T3">git checkout -b branch1;</text:span></text:p>
      <text:p text:style-name="P14"><text:span text:style-name="T3">创建分支：</text:span><text:span text:style-name="T2">git branch branch1;切换分支：git checkout branch1</text:span></text:p>
      <text:p text:style-name="P14"><text:span text:style-name="T2">查看分支情况：git branch</text:span></text:p>
      <text:p text:style-name="P15"><text:span text:style-name="T2">合并分支：git merge branch1</text:span></text:p>
      <text:p text:style-name="P12"><text:span text:style-name="T2">合并完后删除branch1分支：git branch -d branch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文泉驿点阵正黑" svg:font-family="文泉驿点阵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1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1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7:27:37.733126509</meta:creation-date>
    <dc:date>2018-03-31T15:00:13.445102330</dc:date>
    <meta:editing-duration>PT4H24M23S</meta:editing-duration>
    <meta:editing-cycles>8</meta:editing-cycles>
    <meta:generator>LibreOffice/4.3.7.2$Linux_X86_64 LibreOffice_project/430$Build-2</meta:generator>
    <meta:document-statistic meta:table-count="0" meta:image-count="0" meta:object-count="0" meta:page-count="2" meta:paragraph-count="57" meta:word-count="589" meta:character-count="1817" meta:non-whitespace-character-count="1715"/>
  </office:meta>
</office:document-meta>
</file>